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536cm" table:align="left" style:writing-mode="lr-tb"/>
    </style:style>
    <style:style style:name="Таблица1.A" style:family="table-column">
      <style:table-column-properties style:column-width="1.124cm"/>
    </style:style>
    <style:style style:name="Таблица1.B" style:family="table-column">
      <style:table-column-properties style:column-width="4.454cm"/>
    </style:style>
    <style:style style:name="Таблица1.C" style:family="table-column">
      <style:table-column-properties style:column-width="3.822cm"/>
    </style:style>
    <style:style style:name="Таблица1.D" style:family="table-column">
      <style:table-column-properties style:column-width="3.902cm"/>
    </style:style>
    <style:style style:name="Таблица1.E" style:family="table-column">
      <style:table-column-properties style:column-width="3.23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E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font-weight="normal" officeooo:rsid="00061e55" officeooo:paragraph-rsid="00061e55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0.16cm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2.54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Times New Roman" fo:font-size="12pt" officeooo:rsid="00061e55" officeooo:paragraph-rsid="00061e55" style:font-size-asian="12pt" style:font-name-complex="Times New Roman" style:font-size-complex="12pt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>
      <style:paragraph-properties fo:line-height="150%" fo:text-align="justify" style:justify-single-word="false"/>
      <style:text-properties fo:background-color="transparent"/>
    </style:style>
    <style:style style:name="P21" style:family="paragraph" style:parent-style-name="Standard">
      <style:paragraph-properties fo:text-align="start" style:justify-single-word="false" style:snap-to-layout-grid="false"/>
      <style:text-properties officeooo:rsid="00061e55" officeooo:paragraph-rsid="00061e55"/>
    </style:style>
    <style:style style:name="P22" style:family="paragraph" style:parent-style-name="Standard">
      <style:paragraph-properties style:snap-to-layout-grid="false"/>
      <style:text-properties officeooo:rsid="00061e55" officeooo:paragraph-rsid="00061e55"/>
    </style:style>
    <style:style style:name="P23" style:family="paragraph" style:parent-style-name="Standard">
      <style:paragraph-properties fo:margin-left="0cm" fo:margin-right="-0.169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.071cm" fo:margin-right="0cm" fo:line-height="150%" fo:text-indent="0cm" style:auto-text-indent="false"/>
    </style:style>
    <style:style style:name="P25" style:family="paragraph" style:parent-style-name="Standard">
      <style:paragraph-properties fo:margin-left="0.071cm" fo:margin-right="0cm" fo:line-height="150%" fo:text-align="justify" style:justify-single-word="false" fo:text-indent="0cm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000000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fo:background-color="#ffff00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style:font-name-asian="Times New Roman" style:font-name-complex="Times New Roman" style:font-weight-complex="bold"/>
    </style:style>
    <style:style style:name="T7" style:family="text">
      <style:text-properties fo:font-weight="bold" style:font-name-asian="Times New Roman" style:font-weight-asian="bold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061e55"/>
    </style:style>
    <style:style style:name="T10" style:family="text">
      <style:text-properties officeooo:rsid="0006c2fb"/>
    </style:style>
    <style:style style:name="T11" style:family="text">
      <style:text-properties officeooo:rsid="00085e5b"/>
    </style:style>
    <style:style style:name="T12" style:family="text">
      <style:text-properties fo:color="#000000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tracked-changes text:track-changes="false">
        <text:changed-region xml:id="ct178798888" text:id="ct178798888">
          <text:insertion>
            <office:change-info>
              <dc:creator>Ivan Gromov</dc:creator>
              <dc:date>2013-02-03T23:36:00</dc:date>
            </office:change-info>
          </text:insertion>
        </text:changed-region>
        <text:changed-region xml:id="ct184778200" text:id="ct184778200">
          <text:insertion>
            <office:change-info>
              <dc:creator>Ivan Gromov</dc:creator>
              <dc:date>2013-02-03T23:52:00</dc:date>
            </office:change-info>
          </text:insertion>
        </text:changed-region>
        <text:changed-region xml:id="ct184414288" text:id="ct184414288">
          <text:insertion>
            <office:change-info>
              <dc:creator>Ivan Gromov</dc:creator>
              <dc:date>2013-02-03T23:37:00</dc:date>
            </office:change-info>
          </text:insertion>
        </text:changed-region>
        <text:changed-region xml:id="ct169553776" text:id="ct169553776">
          <text:insertion>
            <office:change-info>
              <dc:creator>Ivan Gromov</dc:creator>
              <dc:date>2013-02-04T00:12:00</dc:date>
            </office:change-info>
          </text:insertion>
        </text:changed-region>
        <text:changed-region xml:id="ct178585744" text:id="ct178585744">
          <text:insertion>
            <office:change-info>
              <dc:creator>Ivan Gromov</dc:creator>
              <dc:date>2013-02-03T23:41:00</dc:date>
            </office:change-info>
          </text:insertion>
        </text:changed-region>
        <text:changed-region xml:id="ct172860864" text:id="ct172860864">
          <text:insertion>
            <office:change-info>
              <dc:creator>Ivan Gromov</dc:creator>
              <dc:date>2013-02-03T23:41:00</dc:date>
            </office:change-info>
          </text:insertion>
        </text:changed-region>
        <text:changed-region xml:id="ct174449720" text:id="ct174449720">
          <text:insertion>
            <office:change-info>
              <dc:creator>Ivan Gromov</dc:creator>
              <dc:date>2013-02-03T23:41:00</dc:date>
            </office:change-info>
          </text:insertion>
        </text:changed-region>
        <text:changed-region xml:id="ct174325224" text:id="ct174325224">
          <text:insertion>
            <office:change-info>
              <dc:creator>Ivan Gromov</dc:creator>
              <dc:date>2013-02-03T23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Управление по делам образования г.Челябинска</text:p>
      <text:p text:style-name="P5"/>
      <text:p text:style-name="P5">Муниципальное бюджетное образовательное учреждение дополнительного профессионального образования </text:p>
      <text:p text:style-name="P5">(повышения квалификации) специалистов</text:p>
      <text:p text:style-name="P7">«Учебно-методический центр г. Челябинска»</text:p>
      <text:p text:style-name="P8">454078, Челябинск, ул.Барбюса, 65-а. Тел./факс (351) 798-21-27, 798-25-57. <text:span text:style-name="T1">E</text:span>-<text:span text:style-name="T1">mail</text:span>: <text:a xlink:type="simple" xlink:href="mailto:mail@umc74.ru"><text:span text:style-name="Internet_20_link"><text:span text:style-name="T1">mail</text:span></text:span></text:a><text:a xlink:type="simple" xlink:href="mailto:mail@umc74.ru"><text:span text:style-name="Internet_20_link">@</text:span></text:a><text:a xlink:type="simple" xlink:href="mailto:mail@umc74.ru"><text:span text:style-name="Internet_20_link"><text:span text:style-name="T1">umc</text:span></text:span></text:a><text:a xlink:type="simple" xlink:href="mailto:mail@umc74.ru"><text:span text:style-name="Internet_20_link">74.</text:span></text:a><text:a xlink:type="simple" xlink:href="mailto:mail@umc74.ru"><text:span text:style-name="Internet_20_link"><text:span text:style-name="T1">ru</text:span></text:span></text:a></text:p>
      <text:p text:style-name="P23"><text:span text:style-name="Internet_20_link"><text:span text:style-name="T3">___________________________________________________________________________________</text:span></text:span><text:span text:style-name="T2"> </text:span></text:p>
      <text:p text:style-name="P6"/>
      <text:p text:style-name="P6"/>
      <text:p text:style-name="P6">ПРИКАЗ</text:p>
      <text:p text:style-name="P6"/>
      <text:p text:style-name="Standard"><text:date style:data-style-name="N37" text:date-value="2013-02-03T23:36:15" text:fixed="true">03.02.13</text:date> г.<text:tab/><text:tab/><text:tab/><text:tab/><text:tab/><text:tab/><text:tab/><text:tab/><text:tab/><text:tab/> №______- ПК</text:p>
      <text:p text:style-name="Standard"/>
      <text:p text:style-name="Standard"><draw:line text:anchor-type="char" draw:z-index="0" draw:style-name="gr1" draw:text-style-name="P28" svg:x1="0.878cm" svg:y1="0.406cm" svg:x2="1.654cm" svg:y2="0.406cm"><text:p/></draw:line><draw:line text:anchor-type="char" draw:z-index="1" draw:style-name="gr1" draw:text-style-name="P28" svg:x1="0.878cm" svg:y1="0.406cm" svg:x2="0.878cm" svg:y2="0.653cm"><text:p/></draw:line><draw:line text:anchor-type="char" draw:z-index="2" draw:style-name="gr1" draw:text-style-name="P28" svg:x1="4.618cm" svg:y1="0.37cm" svg:x2="5.994cm" svg:y2="0.37cm"><text:p/></draw:line><draw:line text:anchor-type="char" draw:z-index="3" draw:style-name="gr1" draw:text-style-name="P28" svg:x1="5.994cm" svg:y1="0.37cm" svg:x2="5.994cm" svg:y2="0.652cm"><text:p/></draw:line></text:p>
      <text:p text:style-name="Standard"><text:span text:style-name="T5"><text:s/></text:span><text:span text:style-name="T6"><text:s text:c="18"/></text:span><text:span text:style-name="T7"><text:s/></text:span><text:span text:style-name="T8">О выпуске</text:span></text:p>
      <text:p text:style-name="Standard"/>
      <text:p text:style-name="P10"/>
      <text:p text:style-name="P12"><text:span text:style-name="T5"><text:s text:c="11"/></text:span>В связи с выполнением учебного плана и программы учебного <text:span text:style-name="T4">модульного</text:span> семинара </text:p>
      <text:p text:style-name="P20"><text:bookmark-start text:name="__DdeLink__332_1001115147"/>«<text:change-start text:change-id="ct178798888"/><text:span text:style-name="T9">group.subject.name</text:span><text:change-end text:change-id="ct178798888"/>» <text:bookmark-end text:name="__DdeLink__332_1001115147"/>группой № <text:change-start text:change-id="ct184778200"/><text:span text:style-name="T10">group.name()</text:span><text:change-end text:change-id="ct184778200"/>/<text:change-start text:change-id="ct184414288"/><text:span text:style-name="T9">group.start.year</text:span><text:change-end text:change-id="ct184414288"/>-<text:change-start text:change-id="ct169553776"/><text:span text:style-name="T11">group.number</text:span><text:change-end text:change-id="ct169553776"/></text:p>
      <text:p text:style-name="P13">ПРИКАЗЫВАЮ:</text:p>
      <text:p text:style-name="P12"><text:tab/>1. Выдать сертификаты следующим специалистам <text:span text:style-name="T4">Центрального</text:span> район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7">№</text:p>
            <text:p text:style-name="P14">п/п</text:p>
          </table:table-cell>
          <table:table-cell table:style-name="Таблица1.A1" office:value-type="string">
            <text:p text:style-name="P15">Фамилия, имя, отчество</text:p>
          </table:table-cell>
          <table:table-cell table:style-name="Таблица1.A1" office:value-type="string">
            <text:p text:style-name="P2">ОУ</text:p>
          </table:table-cell>
          <table:table-cell table:style-name="Таблица1.A1" office:value-type="string">
            <text:p text:style-name="P2">Должность</text:p>
          </table:table-cell>
          <table:table-cell table:style-name="Таблица1.E1" office:value-type="string">
            <text:p text:style-name="P3">№</text:p>
            <text:p text:style-name="P16">сертификата</text:p>
          </table:table-cell>
        </table:table-row>
        <table:table-row table:style-name="Таблица1.1">
          <table:table-cell table:style-name="Таблица1.A2" office:value-type="string">
            <text:p text:style-name="P1"><text:sequence text:ref-name="refTable0" text:name="Table" style:num-format="1">1</text:sequence><office:annotation><dc:creator>Ivan Gromov</dc:creator><dc:date>2013-02-03T23:39:45</dc:date><text:p text:style-name="P27"><text:span text:style-name="T12">do row for c in certificates</text:span></text:p></office:annotation></text:p>
          </table:table-cell>
          <table:table-cell table:style-name="Таблица1.A2" office:value-type="string">
            <text:p text:style-name="P18"><text:change-start text:change-id="ct178585744"/>c.listener.fio()<text:change-end text:change-id="ct178585744"/></text:p>
          </table:table-cell>
          <table:table-cell table:style-name="Таблица1.A2" office:value-type="string">
            <text:p text:style-name="P4"><text:change-start text:change-id="ct172860864"/>c.listener.organization.name<text:change-end text:change-id="ct172860864"/></text:p>
          </table:table-cell>
          <table:table-cell table:style-name="Таблица1.A2" office:value-type="string">
            <text:p text:style-name="P21"><text:change-start text:change-id="ct174449720"/>c.listener.position<text:change-end text:change-id="ct174449720"/></text:p>
          </table:table-cell>
          <table:table-cell table:style-name="Таблица1.E2" office:value-type="string">
            <text:p text:style-name="P22"><text:change-start text:change-id="ct174325224"/>c.cert_number<text:change-end text:change-id="ct174325224"/></text:p>
          </table:table-cell>
        </table:table-row>
      </table:table>
      <text:p text:style-name="P11"/>
      <text:p text:style-name="P12"><text:tab/> <text:s/>2. Методисту лаборатории повышения квалификации<text:span text:style-name="T4"> Феофановой Ю.Н</text:span>. оформить документы и обеспечить выдачу сертификатов.</text:p>
      <text:p text:style-name="P25"><text:span text:style-name="T5"><text:s text:c="11"/></text:span>3. Контроль исполнения данного приказа возложить на заведующую лабораторией повышения квалификации <text:span text:style-name="T4">Петрищеву Н.А.</text:span></text:p>
      <text:p text:style-name="P24"/>
      <text:p text:style-name="Standard"/>
      <text:p text:style-name="Standard">Директор <text:s text:c="109"/>И.Р. Пономарёва</text:p>
      <text:p text:style-name="P19"/>
      <text:p text:style-name="P9"/>
      <text:p text:style-name="P9"/>
      <text:p text:style-name="P9"/>
      <text:p text:style-name="P9">Исп. Феофанова Ю.Н. , 798-25-57</text:p>
      <text:p text:style-name="P9">Разослать: в дело, </text:p>
      <text:p text:style-name="P9">филиал по <text:span text:style-name="T4">Центральному</text:span> <text:s/>р-н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1.501cm" fo:margin-right="-0.169cm" fo:margin-top="0cm" fo:margin-bottom="0cm" style:contextual-spacing="false" fo:text-align="center" style:justify-single-word="false" fo:text-indent="0cm" style:auto-text-indent="false" fo:keep-with-next="always"/>
      <style:text-properties fo:color="#000000" style:font-name="Arial" fo:font-size="15pt" fo:font-weight="bold" style:letter-kerning="true" style:font-size-asian="15pt" style:font-weight-asian="bold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0-11-25T12:02:20</meta:creation-date>
    <meta:print-date>2012-12-05T16:48:00</meta:print-date>
    <meta:editing-duration>P23DT22H11M25S</meta:editing-duration>
    <meta:generator>LibreOffice/3.6$Linux_x86 LibreOffice_project/360m1$Build-2</meta:generator>
    <dc:date>2013-02-04T00:12:48</dc:date>
    <dc:creator>Ivan Gromov</dc:creator>
    <meta:editing-cycles>6</meta:editing-cycles>
    <meta:document-statistic meta:table-count="1" meta:image-count="0" meta:object-count="0" meta:page-count="1" meta:paragraph-count="31" meta:word-count="116" meta:character-count="1287" meta:non-whitespace-character-count="1033"/>
    <meta:user-defined meta:name="Поле 1"/>
    <meta:user-defined meta:name="Поле 2"/>
    <meta:user-defined meta:name="Поле 3"/>
    <meta:user-defined meta:name="Поле 4"/>
  </office:meta>
</office:document-meta>
</file>